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7.33mm"/>
    </style:style>
    <style:style style:name="co5" style:family="table-column">
      <style:table-column-properties fo:break-before="auto" style:column-width="101.0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7.7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0.1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 fo:border="0.06pt solid #000000" style:vertical-align="top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Droid Sans Fallback" style:font-size-asian="11pt" style:font-name-complex="FreeSans1" style:font-size-complex="11pt"/>
    </style:style>
    <style:style style:name="ce7" style:family="table-cell" style:parent-style-name="Default">
      <style:table-cell-properties fo:wrap-option="wrap" style:vertical-align="top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9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size-complex="11pt"/>
    </style:style>
    <style:style style:name="ce10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2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3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FreeSans1" style:font-size-complex="11pt"/>
    </style:style>
    <style:style style:name="ce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size-asian="11pt" style:font-size-complex="11pt"/>
    </style:style>
    <style:style style:name="ce17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size-asian="11pt" style:font-size-complex="11pt"/>
    </style:style>
    <style:style style:name="ce18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name-asian="Droid Sans Fallback" style:font-size-asian="11pt" style:font-name-complex="FreeSans1" style:font-size-complex="11pt"/>
    </style:style>
    <style:style style:name="T1" style:family="text">
      <style:text-properties fo:font-size="12pt" style:letter-kerning="true" style:country-asian="IN" style:font-name-asian="FreeSans" style:font-size-asian="12pt" style:font-name-complex="FreeSans"/>
    </style:style>
    <style:style style:name="T2" style:family="text">
      <style:text-properties style:font-name="Liberation Sans" style:letter-kerning="true" style:country-asian="none" style:font-name-asian="FreeSans" style:font-size-asian="12pt"/>
    </style:style>
    <style:style style:name="T3" style:family="text">
      <style:text-properties style:letter-kerning="true" style:country-asian="none" style:font-name-asian="FreeSans" style:font-size-asian="12pt"/>
    </style:style>
    <style:style style:name="T4" style:family="text">
      <style:text-properties style:font-name="Liberation Sans" style:letter-kerning="true" style:country-asian="none" style:font-name-asian="FreeSans" style:font-name-complex="FreeSans" style:font-size-asian="12pt"/>
    </style:style>
    <style:style style:name="T5" style:family="text">
      <style:text-properties style:letter-kerning="true" style:country-asian="none" style:font-name-asian="FreeSans" style:font-name-complex="FreeSans" style:font-size-asian="12pt"/>
    </style:style>
    <style:style style:name="T6" style:family="text">
      <style:text-properties style:letter-kerning="true" style:country-asian="IN" style:font-name-asian="FreeSans" style:font-size-asian="12pt"/>
    </style:style>
    <style:style style:name="T7" style:family="text">
      <style:text-properties fo:country="IN" style:letter-kerning="true" style:country-asian="IN" style:font-name-asian="FreeSans" style:font-size-asian="12pt"/>
    </style:style>
    <style:style style:name="T8" style:family="text">
      <style:text-properties style:font-name="" fo:font-size="12pt" style:font-name-complex="FreeSans" style:letter-kerning="true" style:font-size-asian="12pt" style:country-asian="IN" style:country-complex="US" style:font-name-asian="FreeSans"/>
    </style:style>
    <style:style style:name="T9" style:family="text">
      <style:text-properties style:letter-kerning="true" style:font-size-asian="12pt" style:font-name="Liberation Sans" style:country-asian="IN" style:country-complex="US" style:font-name-asian="FreeSans" style:font-name-complex="DejaVu Sans"/>
    </style:style>
    <style:style style:name="T10" style:family="text">
      <style:text-properties style:font-name="" fo:font-size="12pt" style:letter-kerning="true" style:country-asian="IN" style:font-name-asian="FreeSans" style:font-size-asian="12pt"/>
    </style:style>
    <style:style style:name="T11" style:family="text">
      <style:text-properties style:font-name="" fo:font-size="12pt" style:letter-kerning="true" style:country-asian="IN" style:font-name-asian="FreeSans" style:font-size-asian="12pt" fo:font-weight="normal" fo:country="IN" style:font-weight-asian="normal" style:font-weight-complex="normal"/>
    </style:style>
    <style:style style:name="T12" style:family="text">
      <style:text-properties style:font-name="" fo:font-size="12pt" style:letter-kerning="true" style:country-asian="IN" style:font-name-asian="FreeSans" style:font-size-asian="12pt" style:font-name-complex="FreeSans"/>
    </style:style>
    <style:style style:name="T13" style:family="text">
      <style:text-properties style:font-name="" fo:font-size="12pt" style:letter-kerning="true" style:country-asian="IN" style:font-name-asian="FreeSans" style:font-size-asian="12pt" style:font-name-complex="FreeSans" fo:color="#000000" fo:font-weight="normal" fo:country="IN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number-columns-repeated="1011" table:default-cell-style-name="ce3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Expected Response</text:p>
          </table:table-cell>
          <table:table-cell table:style-name="ce1" office:value-type="string" calcext:value-type="string">
            <text:p>Actual Response</text:p>
          </table:table-cell>
          <table:table-cell table:style-name="ce1" office:value-type="string" calcext:value-type="string">
            <text:p>Expected Status Code</text:p>
          </table:table-cell>
          <table:table-cell table:style-name="ce1" office:value-type="string" calcext:value-type="string">
            <text:p>Actual Status Code</text:p>
          </table:table-cell>
          <table:table-cell table:style-name="ce1" office:value-type="string" calcext:value-type="string">
            <text:p>Followed Steps</text:p>
          </table:table-cell>
          <table:table-cell table:style-name="ce1" office:value-type="string" calcext:value-type="string">
            <text:p>Statu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ster User – Create</text:p>
          </table:table-cell>
          <table:table-cell table:style-name="ce7"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8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style-name="ce14" office:value-type="string" calcext:value-type="string">
            <text:p>{"success":"success","result":{"muserid":"c8edcb6a-1328-4510-870f-4356cf2750c2"}}</text:p>
          </table:table-cell>
          <table:table-cell table:style-name="ce14" office:value-type="string" calcext:value-type="string">
            <text:p>{"success":"success","result":{"muserid":"770ed734-1c78-4a70-a306-0604be12d008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9" office:value-type="string" calcext:value-type="string">
            <text:p>{"emailid":"",</text:p>
            <text:p>"firstname": "Bhumika",</text:p>
            <text:p>"lastname": "Modia",</text:p>
            <text:p>"metainfo": {"City":"Ahemdabad"}, </text:p>
            <text:p>"password": "Bhumika@123",</text:p>
            <text:p>"phone": "9999988888"}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muserid":"770ed734-1c78-4a70-a306-0604be12d008"}}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same unique key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4">{"emailid":"</text:span><text:span text:style-name="T4"><text:a xlink:href="mailto:bhumika.modia@einfochips.com" xlink:type="simple">bhumika.modia@einfochips.com</text:a></text:span><text:span text:style-name="T4">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text:span text:style-name="T5">}</text:span></text:p>
          </table:table-cell>
          <table:table-cell office:value-type="string" calcext:value-type="string">
            <text:p>User Exist</text:p>
          </table:table-cell>
          <table:table-cell table:style-name="ce14" office:value-type="string" calcext:value-type="string">
            <text:p>{"success":"success","result":{"muserid":"770ed734-1c78-4a70-a306-0604be12d008"}}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}</text:p>
          </table:table-cell>
          <table:table-cell table:style-name="ce11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,"Country": "India"}, </text:span></text:p>
            <text:p><text:span text:style-name="T4">"password": "Bhumika@123",</text:span></text:p>
            <text:p><text:span text:style-name="T4">"phone": "9999988888"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5">{"emailid":"bhumika.modia@einfochips.com",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Bhumika@123",</text:span></text:p>
            <text:p><text:span text:style-name="T5">"phone": "9999988888"}</text:span></text:p>
          </table:table-cell>
          <table:table-cell table:number-columns-repeated="2" table:style-name="ce14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ster user Update-without mandatory field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5">{"emailid":"",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Bhumika@123",</text:span></text:p>
            <text:p><text:span text:style-name="T5">"phone": "9999988888"}</text:span></text:p>
          </table:table-cell>
          <table:table-cell table:style-name="ce14" office:value-type="string" calcext:value-type="string">
            <text:p>BAD REQUEST (Mandatory field should not be null)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ster user Get by ID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{"success":"success","result":[{"muserid":"770ed734-1c78-4a70-a306-0604be12d008","create_ts":"2017-03-01T07:03:20.674Z","emailid":"<text:a xlink:href="mailto:bhumika.modia@einfochips.com" xlink:type="simple">bhumika.modia@einfochips.com</text:a>","firstname":"Bhumika","isactive":true,"isdelete":false,"lastname":"Modia","metainfo":{"City":"Ahemdabad","Country":"India"},"mod_by":"770ed734-1c78-4a70-a306-0604be12d008","mod_ts":"2017-03-01T09:22:08.521Z","password":"2686c19d287a7950611bb7","phone":"9999988888"}]}</text:p>
          </table:table-cell>
          <table:table-cell table:style-name="ce14" office:value-type="string" calcext:value-type="string">
            <text:p>{"success":"success","result":[{"muserid":"770ed734-1c78-4a70-a306-0604be12d008","create_ts":"2017-03-01T07:03:20.674Z","emailid":"bhumika.modia@einfochips.com","firstname":"Bhumika","isactive":true,"isdelete":false,"lastname":"Modia","metainfo":{"City":"Ahemdabad","Country":"India"},"mod_by":"770ed734-1c78-4a70-a306-0604be12d008","mod_ts":"2017-03-01T09:22:08.521Z","password":"2686c19d287a7950611bb7","phone":"9999988888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user Get by ID without token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ter user login – with wrong password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{"emailid":"bhumika.modia@einfochips.com",</text:p>
            <text:p>"password": "Bhumika@1234"}</text:p>
            <text:p/>
          </table:table-cell>
          <table:table-cell table:number-columns-repeated="2" table:style-name="ce14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ster user login – with wrong Email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bhumika.modia@einfochips.co.in",</text:p>
            <text:p>"password": "<text:a xlink:href="mailto:Bhumika@1234" xlink:type="simple">Bhumika@1234</text:a>"}</text:p>
            <text:p/>
          </table:table-cell>
          <table:table-cell table:number-columns-repeated="2" table:style-name="ce14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ster user login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<text:a xlink:href="mailto:bhumika.modia@einfochips.com" xlink:type="simple">bhumika.modia@einfochips.com</text:a>",</text:p>
            <text:p>"password": "<text:a xlink:href="mailto:Bhumika@123" xlink:type="simple">Bhumika@123</text:a>"}</text:p>
            <text:p/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14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- Cre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 create – without token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6">{"appdesc" : "App1",</text:span></text:p>
            <text:p><text:span text:style-name="T6">"appname":"App1",</text:span></text:p>
            <text:p><text:span text:style-name="T6">"metainfo": {"info":"AHM1233"},</text:span></text:p>
            <text:p><text:span text:style-name="T6">"secretkey": "abd123"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P create – without mandatory detail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6">{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appid":"ed0b25e6-eef1-47b4-9c8b-44f654cd2c25"}} 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with improper format data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</text:span></text:p>
            <text:p><text:span text:style-name="T6">"appdesc" : "App1",</text:span></text:p>
            <text:p><text:span text:style-name="T6">"appname":"",</text:span></text:p>
            <text:p><text:span text:style-name="T6">"secretkey": "abd123"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appid":"ed0b25e6-eef1-47b4-9c8b-44f654cd2c25"}} 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P create 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desc" : "App1",</text:span></text:p>
            <text:p><text:span text:style-name="T6">"appname":"App1",</text:span></text:p>
            <text:p><text:span text:style-name="T6">"metainfo": {"info":"AHM1233"},</text:span></text:p>
            <text:p><text:span text:style-name="T6">"secretkey": "abd123"}</text:span></text:p>
          </table:table-cell>
          <table:table-cell table:number-columns-repeated="2" table:style-name="ce14" office:value-type="string" calcext:value-type="string">
            <text:p>{"success":"success","result":{"appid":"ed0b25e6-eef1-47b4-9c8b-44f654cd2c25"}} 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P Update – without token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6">{"appdesc" : "App1",</text:span></text:p>
            <text:p><text:span text:style-name="T6">"appname":"App1",</text:span></text:p>
            <text:p><text:span text:style-name="T6">"metainfo": {"info":"AHM1233"},</text:span></text:p>
            <text:p><text:span text:style-name="T6">"secretkey": "abd123"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 update – with mandatory detail blank or null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desc" : "",</text:span></text:p>
            <text:p><text:span text:style-name="T6">"appname":"",</text:span></text:p>
            <text:p><text:span text:style-name="T6">"metainfo": {"info":"AHM1233"},</text:span></text:p>
            <text:p><text:span text:style-name="T6">"secretkey": "abd123"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Deatil improper format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desc" : "App1",</text:span></text:p>
            <text:p><text:span text:style-name="T6">"appname":"",</text:span></text:p>
            <text:p><text:span text:style-name="T6">"secretkey": "abd123"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p Updat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1">{"appdesc" : "App1",</text:span></text:p>
            <text:p><text:span text:style-name="T1">"appname":"App1",</text:span></text:p>
            <text:p><text:span text:style-name="T1">"metainfo": {"info":"AHM1233"},</text:span></text:p>
            <text:p><text:span text:style-name="T1">"secretkey": "abd123"}</text:span></text:p>
          </table:table-cell>
          <table:table-cell table:number-columns-repeated="2" table:style-name="ce14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p Get By ID – without token</text:p>
          </table:table-cell>
          <table:table-cell office:value-type="string" calcext:value-type="string">
            <text:p>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p Get By ID fetch with wrong id</text:p>
          </table:table-cell>
          <table:table-cell office:value-type="string" calcext:value-type="string">
            <text:p>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p Get By ID with int id</text:p>
          </table:table-cell>
          <table:table-cell office:value-type="string" calcext:value-type="string">
            <text:p>/app?app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ception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App Get By ID with string parameter</text:p>
          </table:table-cell>
          <table:table-cell table:style-name="ce6" office:value-type="string" calcext:value-type="string">
            <text:p>/app?app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{"errormessage":"ResponseError: line 0:-1 no viable alternative at input '&lt;EOF&gt;'"}</text:p>
            <text:p/>
            <text:p/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8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pp Get By ID</text:p>
          </table:table-cell>
          <table:table-cell table:style-name="ce6" office:value-type="string" calcext:value-type="string">
            <text:p>/app?appid=27b4aba5-7a0e-4b76-8d08-21469dd06bcf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{"appid":"27b4aba5-7a0e-4b76-8d08-21469dd06bcf","appdesc":"App1","appname":"App1","create_ts":"2017-03-01T13:11:04.270Z","isactive":true,"isdelete":false,"metainfo":{"info":"AHM1233"},"mod_by":null,"mod_ts":"2017-03-01T13:11:04.270Z","muserid":"c8edcb6a-1328-4510-870f-4356cf2750c2","secretkey":"abd123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14" office:value-type="string" calcext:value-type="string">
            <text:p>{"success":"success","result":[{"appid":"2038faec-3904-42d7-835c-0cd615c27209","appdesc":"App1","appname":"App1","create_ts":"2017-03-01T10:46:10.616Z","isactive":true,"isdelete":false,"metainfo":{"info":"AHM1233"},"mod_by":null,"mod_ts":"2017-03-01T10:46:10.616Z","muserid":"770ed734-1c78-4a70-a306-0604be12d008","secretkey":"abd123"},{"appid":"ed0b25e6-eef1-47b4-9c8b-44f654cd2c25","appdesc":"App1","appname":"App1","create_ts":"2017-03-01T10:33:24.051Z","isactive":true,"isdelete":false,"metainfo":{"info":"AHM1233"},"mod_by":null,"mod_ts":"2017-03-01T10:33:24.051Z","muserid":"770ed734-1c78-4a70-a306-0604be12d008","secretkey":"abd123"}]}</text:p>
          </table:table-cell>
          <table:table-cell office:value-type="string" calcext:value-type="string">
            <text:p>{"success":"success","result":[{"appid":"2038faec-3904-42d7-835c-0cd615c27209","appdesc":"App1","appname":"App1","create_ts":"2017-03-01T10:46:10.616Z","isactive":true,"isdelete":false,"metainfo":{"info":"AHM1233"},"mod_by":null,"mod_ts":"2017-03-01T10:46:10.616Z","muserid":"770ed734-1c78-4a70-a306-0604be12d008","secretkey":"abd123"},{"appid":"ed0b25e6-eef1-47b4-9c8b-44f654cd2c25","appdesc":"App1","appname":"App1","create_ts":"2017-03-01T10:33:24.051Z","isactive":true,"isdelete":false,"metainfo":{"info":"AHM1233"},"mod_by":null,"mod_ts":"2017-03-01T10:33:24.051Z","muserid":"770ed734-1c78-4a70-a306-0604be12d008","secretkey":"abd123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style-name="ce6"/>
          <table:table-cell table:number-columns-repeated="5"/>
          <table:table-cell table:style-name="ce14"/>
          <table:table-cell table:number-columns-repeated="4"/>
          <table:table-cell table:style-name="ce16"/>
          <table:table-cell table:number-columns-repeated="1012"/>
        </table:table-row>
        <table:table-row table:style-name="ro1">
          <table:table-cell table:style-name="ce4" office:value-type="string" calcext:value-type="string">
            <text:p>Role - Cre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le create – without token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roledesc" : "admin role",</text:span></text:p>
            <text:p><text:span text:style-name="T6">"rolename":"Admin",</text:span></text:p>
            <text:p><text:span text:style-name="T6">"metainfo": {"info":"AHM1233"}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le create – without mandatory detail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6">{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roleid":"3585a05c-79af-4758-b579-9ef62526590b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Role create – with improper format data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roledesc" : "admin role",</text:span></text:p>
            <text:p><text:span text:style-name="T6">"rolename":"",</text:span></text:p>
            <text:p><text:span text:style-name="T6">"metainfo": 133123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roleid":"3585a05c-79af-4758-b579-9ef62526590b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e create 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roledesc" : "admin role",</text:span></text:p>
            <text:p><text:span text:style-name="T6">"rolename":"Admin",</text:span></text:p>
            <text:p><text:span text:style-name="T6">"metainfo": {"info":"AHM1233"}}</text:span></text:p>
          </table:table-cell>
          <table:table-cell table:number-columns-repeated="2" table:style-name="ce14" office:value-type="string" calcext:value-type="string">
            <text:p>{"success":"success","result":{"roleid":"3585a05c-79af-4758-b579-9ef62526590b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le Update – without token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roleid":"3585a05c-79af-4758-b579-9ef62526590b",</text:span></text:p>
            <text:p><text:span text:style-name="T6">"roledesc" : "admin role",</text:span></text:p>
            <text:p><text:span text:style-name="T6">"rolename":"Admin",</text:span></text:p>
            <text:p><text:span text:style-name="T6">"metainfo": {"info":"AHM1233"}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le create – with mandatory detail blank or null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roleid":"3585a05c-79af-4758-b579-9ef62526590b",</text:span></text:p>
            <text:p><text:span text:style-name="T6">"roledesc" : "",</text:span></text:p>
            <text:p><text:span text:style-name="T6">"rolename":"",</text:span></text:p>
            <text:p><text:span text:style-name="T6">"metainfo": {"info":"AHM1233"}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le create – Deatil improper format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1">{"appid" : "2038faec-3904-42d7-835c-0cd615c27209",</text:span></text:p>
            <text:p><text:span text:style-name="T1">"roleid":"3585a05c-79af-4758-b579-9ef62526590b",</text:span></text:p>
            <text:p><text:span text:style-name="T1">"roledesc" : "admin role",</text:span></text:p>
            <text:p><text:span text:style-name="T1">"rolename":"",</text:span></text:p>
            <text:p><text:span text:style-name="T1">"metainfo":1222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le Updat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1">{"appid" : "2038faec-3904-42d7-835c-0cd615c27209",</text:span></text:p>
            <text:p><text:span text:style-name="T1">"roleid":"3585a05c-79af-4758-b579-9ef62526590b",</text:span></text:p>
            <text:p><text:span text:style-name="T1">"roledesc" : "admin role",</text:span></text:p>
            <text:p><text:span text:style-name="T1">"rolename":"Admin",</text:span></text:p>
            <text:p><text:span text:style-name="T1">"metainfo": {"info":"AHM1233"}}</text:span></text:p>
          </table:table-cell>
          <table:table-cell table:number-columns-repeated="2" table:style-name="ce14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ole Get By ID – without token</text:p>
          </table:table-cell>
          <table:table-cell office:value-type="string" calcext:value-type="string">
            <text:p>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le Get By ID fetch with wrong id</text:p>
          </table:table-cell>
          <table:table-cell office:value-type="string" calcext:value-type="string">
            <text:p>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le Get By ID with int id</text:p>
          </table:table-cell>
          <table:table-cell office:value-type="string" calcext:value-type="string">
            <text:p>/role?role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ception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Role Get By ID with string parameter</text:p>
          </table:table-cell>
          <table:table-cell table:style-name="ce6" office:value-type="string" calcext:value-type="string">
            <text:p>/role?role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table:style-name="ce14" office:value-type="string" calcext:value-type="string">
            <text:p>{"errormessage":"ResponseError: line 1:34 no viable alternative at input 'and' (...* from role where roleid=[a] and...)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8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18"/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Role Get By ID </text:p>
          </table:table-cell>
          <table:table-cell table:style-name="ce6" office:value-type="string" calcext:value-type="string">
            <text:p>/role?roleid=<text:span text:style-name="T1">3585a05c-79af-4758-b579-9ef62526590b</text:span>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{"roleid":"3585a05c-79af-4758-b579-9ef62526590b","appid":"2038faec-3904-42d7-835c-0cd615c27209","create_ts":"2017-03-01T11:30:18.053Z","isactive":true,"isdelete":false,"metainfo":{"info":"AHM1233"},"mod_by":null,"mod_ts":"2017-03-01T11:30:18.053Z","roledesc":"admin role","rolename":"Admin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8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le list without token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le List with int app id</text:p>
          </table:table-cell>
          <table:table-cell office:value-type="string" calcext:value-type="string">
            <text:p>/role/list?appid=1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ception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le List with alphabet appid</text:p>
          </table:table-cell>
          <table:table-cell office:value-type="string" calcext:value-type="string">
            <text:p>/role/list?appid=aa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errormessage":"ResponseError: line 1:35 no viable alternative at input 'and' (...* from role where appid=[aaa] and...)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le List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{"roleid":"3585a05c-79af-4758-b579-9ef62526590b","appid":"2038faec-3904-42d7-835c-0cd615c27209","create_ts":"2017-03-01T11:30:18.053Z","isactive":true,"isdelete":false,"metainfo":{"info":"AHM1233"},"mod_by":null,"mod_ts":"2017-03-01T11:30:18.053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lient - Create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ient create – without token</text:p>
          </table:table-cell>
          <table:table-cell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7">{"appid" : "2038faec-3904-42d7-835c-0cd615c27209",</text:span></text:p>
            <text:p><text:span text:style-name="T7">"clientdesc" : "client 1",</text:span></text:p>
            <text:p><text:span text:style-name="T7">"clientname":"Client 1",</text:span></text:p>
            <text:p><text:span text:style-name="T7">"metainfo": {"info":"AHM1233"}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ient create – without mandatory detail</text:p>
          </table:table-cell>
          <table:table-cell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6">{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clientid":"7725119e-7f48-4c8b-997a-0b2e5ef2d3ca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Client create – with improper format data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clientdesc" : "client 1",</text:span></text:p>
            <text:p><text:span text:style-name="T6">"clientname":"Client 1",</text:span></text:p>
            <text:p><text:span text:style-name="T6">"metainfo": 1111,"defaultrole" : ""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clientid":"7725119e-7f48-4c8b-997a-0b2e5ef2d3ca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ient create 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clientdesc" : "client 1",</text:span></text:p>
            <text:p><text:span text:style-name="T6">"clientname":"Client 1",</text:span></text:p>
            <text:p><text:span text:style-name="T6">"metainfo": {"info":"AHM1233"},"defaultrole" : "3585a05c-79af-4758-b579-9ef62526590b"</text:span></text:p>
            <text:p><text:span text:style-name="T6">}</text:span></text:p>
          </table:table-cell>
          <table:table-cell table:number-columns-repeated="2" table:style-name="ce14" office:value-type="string" calcext:value-type="string">
            <text:p>{"success":"success","result":{"clientid":"7725119e-7f48-4c8b-997a-0b2e5ef2d3ca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 table:number-rows-repeated="2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ient Update – without token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clientid" :"7725119e-7f48-4c8b-997a-0b2e5ef2d3ca",</text:span></text:p>
            <text:p><text:span text:style-name="T6">"clientdesc" : "client info",</text:span></text:p>
            <text:p><text:span text:style-name="T6">"clientname":"Client 1",</text:span></text:p>
            <text:p><text:span text:style-name="T6">"metainfo": {"info":"AHM1233"}</text:span></text:p>
            <text:p><text:span text:style-name="T6">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lient create – with mandatory detail blank or null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6">{"appid" : "2038faec-3904-42d7-835c-0cd615c27209",</text:span></text:p>
            <text:p><text:span text:style-name="T6">"clientid" :"7725119e-7f48-4c8b-997a-0b2e5ef2d3ca",</text:span></text:p>
            <text:p><text:span text:style-name="T6">"clientdesc" : "",</text:span></text:p>
            <text:p><text:span text:style-name="T6">"clientname":" "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ient create – Deatil improper format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1">{"appid" : "2038faec-3904-42d7-835c-0cd615c27209",</text:span></text:p>
            <text:p><text:span text:style-name="T1">"clientid" :"7725119e-7f48-4c8b-997a-0b2e5ef2d3ca",</text:span></text:p>
            <text:p><text:span text:style-name="T1">"clientdesc" : "client info",</text:span></text:p>
            <text:p><text:span text:style-name="T1">"clientname":" "</text:span></text:p>
            <text:p><text:span text:style-name="T1">}</text:span></text:p>
          </table:table-cell>
          <table:table-cell table:style-name="ce15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10"/>
          <table:table-cell table:style-name="ce7"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lient Update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1">{"appid" : "2038faec-3904-42d7-835c-0cd615c27209",</text:span></text:p>
            <text:p><text:span text:style-name="T1">"clientid" :"7725119e-7f48-4c8b-997a-0b2e5ef2d3ca",</text:span></text:p>
            <text:p><text:span text:style-name="T1">"clientdesc" : "client info",</text:span></text:p>
            <text:p><text:span text:style-name="T1">"clientname":"Client 1",</text:span></text:p>
            <text:p><text:span text:style-name="T1">"metainfo": {"info":"AHM1233"}</text:span></text:p>
            <text:p><text:span text:style-name="T1">}</text:span></text:p>
          </table:table-cell>
          <table:table-cell table:number-columns-repeated="2" table:style-name="ce14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lient Get By ID – without token</text:p>
          </table:table-cell>
          <table:table-cell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lient Get By ID fetch with wrong id</text:p>
          </table:table-cell>
          <table:table-cell table:style-name="ce6" office:value-type="string" calcext:value-type="string">
            <text:p>client?clientid=7725119e-7f48-4c8b-997a-0b2e5ef2d3c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ient Get By ID with int id</text:p>
          </table:table-cell>
          <table:table-cell office:value-type="string" calcext:value-type="string">
            <text:p>/client?clientid=7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ception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Client Get By ID with string parameter</text:p>
          </table:table-cell>
          <table:table-cell table:style-name="ce6" office:value-type="string" calcext:value-type="string">
            <text:p>/client?clientid=wer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table:style-name="ce14" office:value-type="string" calcext:value-type="string">
            <text:p>{"errormessage":"ResponseError: line 0:-1 no viable alternative at input '&lt;EOF&gt;'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8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18"/>
          <table:table-cell/>
          <table:table-cell table:style-name="ce7"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Client Get By ID </text:p>
          </table:table-cell>
          <table:table-cell table:style-name="ce6"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8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lient list without token</text:p>
          </table:table-cell>
          <table:table-cell office:value-type="string" calcext:value-type="string">
            <text:p>/client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lient List with int app id</text:p>
          </table:table-cell>
          <table:table-cell table:style-name="ce6" office:value-type="string" calcext:value-type="string">
            <text:p>/client/list?appid=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ception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lient List with alphabet appid</text:p>
          </table:table-cell>
          <table:table-cell table:style-name="ce6" office:value-type="string" calcext:value-type="string">
            <text:p>/client/list?appid=w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errormessage":"ResponseError: line 1:65 no viable alternative at input 'ALLOW' (...= false and appid = [sdsd] ALLOW...)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7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lient List</text:p>
          </table:table-cell>
          <table:table-cell table:style-name="ce6" office:value-type="string" calcext:value-type="string">
            <text:p>/client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14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</text:p>
          </table:table-cell>
          <table:table-cell table:style-name="ce14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 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User - Cre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pp user create – without mandatory detail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 text:c="2"/>}</text:p>
          </table:table-cell>
          <table:table-cell table:style-name="ce12" office:value-type="string" calcext:value-type="string">
            <text:p><text:span text:style-name="T6">{"clientid":"7725119e-7f48-4c8b-997a-0b2e5ef2d3ca",</text:span></text:p>
            <text:p><text:span text:style-name="T6">"emailid" :"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userid":"683579f8-990d-4343-b32e-fe809474a6c0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App user <text:s/>create – with improper format data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2" office:value-type="string" calcext:value-type="string">
            <text:p><text:span text:style-name="T6">{"clientid":"7725119e-7f48-4c8b-997a-0b2e5ef2d3ca",</text:span></text:p>
            <text:p><text:span text:style-name="T6">"emailid" :"bhumi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,"result":{"userid":"683579f8-990d-4343-b32e-fe809474a6c0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p user create 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6">{"clientid":"7725119e-7f48-4c8b-997a-0b2e5ef2d3ca",</text:span></text:p>
            <text:p><text:span text:style-name="T6">"emailid" :"bhumi.patel@einfochips.com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style-name="ce14" office:value-type="string" calcext:value-type="string">
            <text:p>{"success":"success","result":{"userid":"683579f8-990d-4343-b32e-fe809474a6c0"}}</text:p>
          </table:table-cell>
          <table:table-cell table:style-name="ce15" office:value-type="string" calcext:value-type="string">
            <text:p>{"success":"success","result":{"userid":"683579f8-990d-4343-b32e-fe809474a6c0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9"/>
          <table:table-cell table:style-name="ce14"/>
          <table:table-cell table:style-name="ce15"/>
          <table:table-cell table:number-columns-repeated="3"/>
          <table:table-cell table:style-name="ce16"/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pp user Create – with same unique key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/text:p>
            <text:p><text:span text:style-name="T5">}</text:span></text:p>
          </table:table-cell>
          <table:table-cell office:value-type="string" calcext:value-type="string">
            <text:p>User Exist</text:p>
          </table:table-cell>
          <table:table-cell table:style-name="ce14" office:value-type="string" calcext:value-type="string">
            <text:p>{"success":"success","result":{"muserid":"770ed734-1c78-4a70-a306-0604be12d008"}}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pp user Update – without token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2" office:value-type="string" calcext:value-type="string">
            <text:p><text:span text:style-name="T6">{"clientid":"7725119e-7f48-4c8b-997a-0b2e5ef2d3ca",</text:span></text:p>
            <text:p><text:span text:style-name="T6">"emailid" :"bhumi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p user create – with mandatory detail blank or null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6">{"clientid":"7725119e-7f48-4c8b-997a-0b2e5ef2d3ca",</text:span></text:p>
            <text:p><text:span text:style-name="T6">"emailid" :"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pp user create – Deatil improper format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6">{"clientid":"7725119e-7f48-4c8b-997a-0b2e5ef2d3ca",</text:span></text:p>
            <text:p><text:span text:style-name="T6">"emailid" :"bhumi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style-name="ce15" office:value-type="string" calcext:value-type="string">
            <text:p>Bad REQUEST</text:p>
          </table:table-cell>
          <table:table-cell table:style-name="ce14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pp user Updat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6">{"clientid":"7725119e-7f48-4c8b-997a-0b2e5ef2d3ca",</text:span></text:p>
            <text:p><text:span text:style-name="T6">"emailid" :"</text:span><text:span text:style-name="T6"><text:a xlink:href="mailto:bhumi.patel@gmail.com" xlink:type="simple">bhumi.patel@gmail.com</text:a></text:span><text:span text:style-name="T6">",</text:span></text:p>
            <text:p><text:span text:style-name="T6">"firstname" : "bhumi",</text:span></text:p>
            <text:p><text:span text:style-name="T6">"lastname":"patel",</text:span></text:p>
            <text:p><text:span text:style-name="T6">"metainfo": {"info":"AHM1233"},</text:span></text:p>
            <text:p><text:span text:style-name="T6">"password":"pwd1",</text:span></text:p>
            <text:p><text:span text:style-name="T6">"phone" : "9999977777"</text:span></text:p>
            <text:p><text:span text:style-name="T6">}</text:span></text:p>
          </table:table-cell>
          <table:table-cell table:number-columns-repeated="2" table:style-name="ce14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2"/>
          <table:table-cell table:style-name="ce14" table:number-columns-repeated="2"/>
          <table:table-cell table:number-columns-repeated="3"/>
          <table:table-cell table:style-name="ce16"/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8">{"clientid":"7725119e-7f48-4c8b-997a-0b2e5ef2d3ca",</text:span></text:p>
            <text:p><text:span text:style-name="T9">"emailid" :"</text:span><text:span text:style-name="T9"><text:a xlink:href="mailto:bhumi.patel@gmail.com" xlink:type="simple">bhumi.patel@gmail.com</text:a></text:span><text:span text:style-name="T9">",</text:span></text:p>
            <text:p><text:span text:style-name="T9">"firstname" : "bhumi",</text:span></text:p>
            <text:p><text:span text:style-name="T9">"lastname":"patel",</text:span></text:p>
            <text:p><text:span text:style-name="T9">"metainfo": {"info":"AHM1233"},</text:span></text:p>
            <text:p><text:span text:style-name="T9">"password":"pwd1",</text:span></text:p>
            <text:p><text:span text:style-name="T9">"phone" : "9999977777"</text:span></text:p>
            <text:p><text:span text:style-name="T9">}</text:span></text:p>
          </table:table-cell>
          <table:table-cell table:number-columns-repeated="2" table:style-name="ce14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8">{"clientid":"7725119e-7f48-4c8b-997a-0b2e5ef2d3ca",</text:span></text:p>
            <text:p><text:span text:style-name="T9">"emailid" :"</text:span><text:span text:style-name="T9"><text:a xlink:href="mailto:bhumi.patel@gmail.com" xlink:type="simple">bhumi.patel@gmail.com</text:a></text:span><text:span text:style-name="T9">",</text:span></text:p>
            <text:p><text:span text:style-name="T9">"firstname" : "bhumi",</text:span></text:p>
            <text:p><text:span text:style-name="T9">"lastname":"patel",</text:span></text:p>
            <text:p><text:span text:style-name="T9">"metainfo": {"info":"AHM1233"},</text:span></text:p>
            <text:p><text:span text:style-name="T9">"password":"pwd1",</text:span></text:p>
            <text:p><text:span text:style-name="T9">"phone" : "9999977777"</text:span></text:p>
            <text:p><text:span text:style-name="T9">}</text:span></text:p>
          </table:table-cell>
          <table:table-cell table:number-columns-repeated="2" table:style-name="ce14" office:value-type="string" calcext:value-type="string">
            <text:p>{"errormessage":"app is not active or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3"/>
          <table:table-cell table:style-name="ce16"/>
          <table:table-cell table:number-columns-repeated="1012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pp user Get By ID – without token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App user Get By ID 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8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pp user list without token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14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pp user List with int app id</text:p>
          </table:table-cell>
          <table:table-cell office:value-type="string" calcext:value-type="string">
            <text:p>/appuser/list?appid=2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ception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pp user List with alphabet appid</text:p>
          </table:table-cell>
          <table:table-cell office:value-type="string" calcext:value-type="string">
            <text:p>/appuser/list?appid=eww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14" office:value-type="string" calcext:value-type="string">
            <text:p>BAD REQUEST</text:p>
          </table:table-cell>
          <table:table-cell table:style-name="ce14" office:value-type="string" calcext:value-type="string">
            <text:p>{"errormessage":"ResponseError: line 1:60 no viable alternative at input 'ALLOW' (...= false and appid = [EWWR] ALLOW...)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p user List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14" office:value-type="string" calcext:value-type="string">
            <text:p>{"success":"success","result":[{"userid":"c952f8d8-3d2e-457d-a23e-267caeec5137","appid":"2038faec-3904-42d7-835c-0cd615c27209","create_ts":"2017-03-01T12:23:41.642Z","emailid":null,"firstname":"bhumi","isactive":true,"isdelete":false,"lastname":"patel","metainfo":{"info":"AHM1233"},"mod_by":null,"mod_ts":"2017-03-01T12:23:41.642Z","password":"1499d0c1","phone":"9999977777","role":["3585a05c-79af-4758-b579-9ef62526590b"]},{"userid":"683579f8-990d-4343-b32e-fe809474a6c0","appid":"2038faec-3904-42d7-835c-0cd615c27209","create_ts":"2017-03-01T12:21:22.751Z","emailid":"bhumi.patel@einfochips.com","firstname":"bhumi","isactive":true,"isdelete":false,"lastname":"patel","metainfo":{"info":"AHM1233"},"mod_by":null,"mod_ts":"2017-03-01T12:21:22.751Z","password":"1499d0c1","phone":"9999977777","role":["3585a05c-79af-4758-b579-9ef62526590b"]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pp user login – with wrong passwor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<text:span text:style-name="T10">{"emailid":"</text:span><text:span text:style-name="T11">bhumi.patel@einfochips.com</text:span><text:span text:style-name="T10">",</text:span></text:p>
            <text:p><text:span text:style-name="T10">"password": "</text:span><text:span text:style-name="T10"><text:a xlink:href="mailto:Bhumika@123" xlink:type="simple">p</text:a></text:span><text:span text:style-name="T10">1",</text:span></text:p>
            <text:p><text:span text:style-name="T10">"clientid":"5a0f5656-257f-4e44-9d1b-e4fac66d9db2",</text:span></text:p>
            <text:p><text:span text:style-name="T10">}</text:span></text:p>
          </table:table-cell>
          <table:table-cell table:number-columns-repeated="2" table:style-name="ce14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p user login – with wrong Email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0">{"emailid":"</text:span><text:span text:style-name="T11">bhumi.patel</text:span><text:span text:style-name="T10">",</text:span></text:p>
            <text:p><text:span text:style-name="T10">"password": "</text:span><text:span text:style-name="T10"><text:a xlink:href="mailto:Bhumika@123" xlink:type="simple">p</text:a></text:span><text:span text:style-name="T10">wd1",</text:span></text:p>
            <text:p><text:span text:style-name="T10">"clientid":"5a0f5656-257f-4e44-9d1b-e4fac66d9db2",</text:span></text:p>
            <text:p><text:span text:style-name="T10">}</text:span></text:p>
            <text:p/>
          </table:table-cell>
          <table:table-cell table:number-columns-repeated="2" table:style-name="ce14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pp user 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0">{"emailid":"</text:span><text:span text:style-name="T11">bhumi.patel@einfochips.com</text:span><text:span text:style-name="T10">",</text:span></text:p>
            <text:p><text:span text:style-name="T10">"password": "</text:span><text:span text:style-name="T10"><text:a xlink:href="mailto:Bhumika@123" xlink:type="simple">p</text:a></text:span><text:span text:style-name="T10">wd1",</text:span></text:p>
            <text:p><text:span text:style-name="T10">"clientid":"5a0f5656-257f-4e44-9d1b-e4fac66d9db2",</text:span></text:p>
            <text:p><text:span text:style-name="T10">}</text:span></text:p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14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2">{"emailid":"</text:span><text:span text:style-name="T13">bhumi.patel@einfochips.com</text:span><text:span text:style-name="T12">",</text:span></text:p>
            <text:p><text:span text:style-name="T12">"password": "</text:span><text:span text:style-name="T12"><text:a xlink:href="mailto:Bhumika@123" xlink:type="simple">p</text:a></text:span><text:span text:style-name="T12">1",</text:span></text:p>
            <text:p><text:span text:style-name="T12">"clientid":"5a0f5656-257f-4e44-9d1b-e4fac66d9db2",</text:span></text:p>
            <text:p><text:span text:style-name="T12">}</text:span></text:p>
          </table:table-cell>
          <table:table-cell table:number-columns-repeated="2" table:style-name="ce14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2">{"emailid":"</text:span><text:span text:style-name="T13">bhumi.patel@einfochips.com</text:span><text:span text:style-name="T12">",</text:span></text:p>
            <text:p><text:span text:style-name="T12">"password": "</text:span><text:span text:style-name="T12"><text:a xlink:href="mailto:Bhumika@123" xlink:type="simple">p</text:a></text:span><text:span text:style-name="T12">1",</text:span></text:p>
            <text:p><text:span text:style-name="T12">"clientid":"5a0f5656-257f-4e44-9d1b-e4fac66d9db2",</text:span></text:p>
            <text:p><text:span text:style-name="T12">}</text:span></text:p>
          </table:table-cell>
          <table:table-cell table:number-columns-repeated="2" table:style-name="ce14" office:value-type="string" calcext:value-type="string">
            <text:p>{"errormessage":"app id not found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104836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9:40:02.536246773</meta:creation-date>
    <dc:date>2017-03-01T19:41:21.690480134</dc:date>
    <meta:editing-duration>PT1M19S</meta:editing-duration>
    <meta:editing-cycles>1</meta:editing-cycles>
    <meta:document-statistic meta:table-count="1" meta:cell-count="891" meta:object-count="0"/>
    <meta:generator>LibreOffice/5.1.2.2$Linux_X86_64 LibreOffice_project/10m0$Build-2</meta:generator>
  </office:meta>
</office:document-meta>
</file>